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 text:start-value="4">
        <style:list-level-properties/>
      </text:list-level-style-number>
      <text:list-level-style-number text:level="4" style:num-format="1" text:display-levels="4" text:start-value="2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6.6%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3" style:family="paragraph"/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/>
      <text:p text:style-name="Standard">Les composés à plusieurs C* sont des cas particuliers de l'existence d'une forme “méso”.</text:p>
      <text:p text:style-name="Standard">Dans certains <text:s/>(notamment si les C* portent les mêmes groupes) les<text:s/>deux stéréoisomères sont identiques</text:p>
      <text:p text:style-name="Standard">Il existe seulement 3 isomères:</text:p>
      <text:p text:style-name="Standard"><text:tab/>-un couple d'énantiomères like</text:p>
      <text:p text:style-name="Standard"><text:tab/>-une seule forme unlike = forme 'méso'</text:p>
      <text:p text:style-name="Standard">(cf figure 26)</text:p>
      <text:p text:style-name="Standard"/>
      <text:p text:style-name="Standard">Les stéréoisomère méso n'ont pas d'activité optique car il y a un plan de symétrie, donc la molécule<text:s/>n'est pas chirale.</text:p>
      <text:p text:style-name="Standard">Si n C*, le nombre de stéréoisomères maximal c'est 2<text:span text:style-name="T2">n</text:span>, mais moins s'il existe un composé 'méso'</text:p>
      <text:p text:style-name="Standard"/>
      <text:p text:style-name="Standard">Dans le cas des composés cycliques, la nomenclature R ou S est applicable aux composés cycliques car la structure cyclique engendre un blocage de la rotation entre les C*.</text:p>
      <text:p text:style-name="Standard">Les groupes portés par les C* sont bloqués dans une position:</text:p>
      <text:list text:style-name="LFO1" text:continue-numbering="true">
        <text:list-item>
          <text:list>
            <text:list-item>
              <text:p text:style-name="P3">au-dessus du plan du cycle</text:p>
            </text:list-item>
            <text:list-item>
              <text:p text:style-name="P4">en-dessous du plan du cycle</text:p>
            </text:list-item>
          </text:list>
        </text:list-item>
      </text:list>
      <text:p text:style-name="Standard"/>
      <text:p text:style-name="Standard">Il y<text:s/>a une autre terminologie couramment utilisée: « cis » ou « trans »</text:p>
      <text:p text:style-name="Standard"><text:tab/>-forme cis = ce sont les groupes<text:s/>prioritaire du même côté du plan du cycle</text:p>
      <text:p text:style-name="Standard"><text:tab/>-forme trans = ce sont les groupes prioritaires de part et d'autre du plan du cycle</text:p>
      <text:p text:style-name="Standard">(cf figure 26)</text:p>
      <text:p text:style-name="Standard"/>
      <text:list text:style-name="LFO3" text:continue-numbering="true">
        <text:list-item>
          <text:p text:style-name="P5">Composés comportant une double liaison</text:p>
        </text:list-item>
      </text:list>
      <text:p text:style-name="Standard">Il y a une barrière très élevée autour de la double liaison car cela<text:s/>implique une rupture de liaison;</text:p>
      <text:p text:style-name="Standard">Si les carbones portent des groupes d'atomes différents, il y a une possibilité de diastéréoisomérie entre <text:s/>les deux formes de la molécule.</text:p>
      <text:p text:style-name="Standard"><text:span text:style-name="T6">Exemple</text:span><text:s/>1' :</text:p>
      <text:p text:style-name="Standard"/>
      <text:p text:style-name="Standard"/>
      <text:p text:style-name="Standard"/>
      <text:p text:style-name="Standard"/>
      <text:p text:style-name="Standard">Il y a nécessité de nommer les deux diastéréoisomères.</text:p>
      <text:p text:style-name="Standard">Il faut classer les groupes d'atomes portés par les C de la double liaison par ordre de priorité:</text:p>
      <text:p text:style-name="Standard"><text:tab/>-si les groupes prioritaires sont du même côté de la double liaison (« en position cis »), on<text:s/>parle de configuration « Z » (de l'allemend « zusammen » = ensemble)</text:p>
      <text:p text:style-name="Standard"><text:tab/>-si<text:s/>les groupes prioritaires sont de part et d'autre de la double liaison (« en position trans »), on parle de configuration « E » (de l'allemand « entgegen » = opposé)</text:p>
      <text:p text:style-name="Standard"/>
      <text:p text:style-name="Standard"><text:span text:style-name="T7">Exemple</text:span><text:s/>2' 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 text:start-value="4">
        <style:list-level-properties/>
      </text:list-level-style-number>
      <text:list-level-style-number text:level="4" style:num-format="1" text:display-levels="4" text:start-value="2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Michiels</meta:initial-creator>
    <dc:creator>Marika</dc:creator>
    <meta:creation-date>2011-02-23T08:13:00Z</meta:creation-date>
    <dc:date>2011-03-21T20:10:00Z</dc:date>
    <meta:print-date>2011-03-21T19:07:00Z</meta:print-date>
    <meta:template xlink:href="Normal" xlink:type="simple"/>
    <meta:editing-cycles>3</meta:editing-cycles>
    <meta:editing-duration>PT6060S</meta:editing-duration>
    <meta:document-statistic meta:page-count="1" meta:paragraph-count="3" meta:word-count="287" meta:character-count="1865" meta:row-count="13" meta:non-whitespace-character-count="1581"/>
  </office:meta>
</office:document-meta>
</file>